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7" table:default-cell-style-name="Default"/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formula="of:=AVERAGE([.A1:.A1000])" office:value-type="float" office:value="403.967" calcext:value-type="float">
            <text:p>403,967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table:formula="of:=AVERAGE([.E1:.E1000])" office:value-type="float" office:value="96.793" calcext:value-type="float">
            <text:p>96,79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table:formula="of:=STDEV([.A1:.A1000])" office:value-type="float" office:value="127.099001046692" calcext:value-type="float">
            <text:p>127,0990010467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table:formula="of:=STDEV([.E1:.E1000])" office:value-type="float" office:value="2.52597140354588" calcext:value-type="float">
            <text:p>2,525971403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5:37:23.498306617</meta:creation-date>
    <dc:date>2020-01-15T16:43:37.109257670</dc:date>
    <meta:editing-duration>PT25M53S</meta:editing-duration>
    <meta:editing-cycles>1</meta:editing-cycles>
    <meta:document-statistic meta:table-count="1" meta:cell-count="2004" meta:object-count="0"/>
    <meta:generator>LibreOffice/5.1.6.2$Linux_X86_64 LibreOffice_project/10m0$Build-2</meta:generator>
  </office:meta>
</office:document-meta>
</file>